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141cm solid #000000" fo:border-right="none" fo:border-top="0.141cm solid #000000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order-left="0.141cm solid #000000" fo:border-right="none" fo:border-top="none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0.141cm solid #000000" fo:border-left="0.141cm solid #000000" fo:border-right="none" fo:border-top="none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0.018cm solid #000000" fo:border-left="0.141cm solid #000000" fo:border-right="none" fo:border-top="none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02cm solid #000000" fo:border-left="0.141cm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176cm solid #000000" fo:border-left="0.141cm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141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cccccc"/>
      <style:text-properties fo:color="#cccccc" fo:font-size="15pt" style:font-size-asian="15pt" style:font-size-complex="15pt"/>
    </style:style>
    <style:style style:name="ce10" style:family="table-cell" style:parent-style-name="Default">
      <style:table-cell-properties fo:border-bottom="0.141cm solid #000000" fo:border-left="none" fo:border-right="none" fo:border-top="none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18cm solid #000000" fo:border-left="none" fo:border-right="none" fo:border-top="none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0.002cm solid #000000" fo:border-left="none" fo:border-right="none" fo:border-top="none"/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176cm solid #000000" fo:border-left="none" fo:border-right="none" fo:border-top="none"/>
      <style:text-properties fo:font-size="15pt" style:font-size-asian="15pt" style:font-size-complex="15pt"/>
    </style:style>
    <style:style style:name="ce14" style:family="table-cell" style:parent-style-name="Default">
      <style:table-cell-properties fo:border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141cm solid #000000" fo:border-top="0.141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none" fo:border-left="none" fo:border-right="0.141cm solid #000000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0.141cm solid #000000" fo:border-left="none" fo:border-right="0.141cm solid #000000" fo:border-top="none"/>
      <style:text-properties fo:font-size="15pt" style:font-size-asian="15pt" style:font-size-complex="15pt"/>
    </style:style>
    <style:style style:name="ce18" style:family="table-cell" style:parent-style-name="Default">
      <style:table-cell-properties fo:border-bottom="0.018cm solid #000000" fo:border-left="none" fo:border-right="0.141cm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02cm solid #000000" fo:border-left="none" fo:border-right="0.141cm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0.176cm solid #000000" fo:border-left="none" fo:border-right="0.141cm solid #000000" fo:border-top="none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7"/>
        <table:table-column table:style-name="co2" table:number-columns-repeated="4" table:default-cell-style-name="ce7"/>
        <table:table-column table:style-name="co3" table:number-columns-repeated="250" table:default-cell-style-name="ce7"/>
        <table:table-column table:style-name="co3" table:default-cell-style-name="Default"/>
        <table:table-row table:style-name="ro1">
          <table:table-cell table:style-name="ce1"/>
          <table:table-cell table:style-name="ce8" office:value-type="string">
            <text:p>Début</text:p>
          </table:table-cell>
          <table:table-cell table:style-name="ce8" office:value-type="string">
            <text:p>Fin S1</text:p>
          </table:table-cell>
          <table:table-cell table:style-name="ce8" office:value-type="string">
            <text:p>Fin S2</text:p>
          </table:table-cell>
          <table:table-cell table:style-name="ce15" office:value-type="string">
            <text:p>Fin S3</text:p>
          </table:table-cell>
          <table:table-cell table:style-name="ce21">
            <draw:frame table:end-cell-address="Feuille1.I11" table:end-x="2.721cm" table:end-y="0.04cm" draw:z-index="0" draw:style-name="gr1" svg:width="10.971cm" svg:height="7.578cm" svg:x="0.243cm" svg:y="0.106cm">
              <draw:object draw:notify-on-update-of-ranges="Feuille1.B1:Feuille1.E1 Feuille1.A3:Feuille1.A3 Feuille1.B3:Feuille1.E3 Feuille1.A2:Feuille1.A2 Feuille1.B2:Feuille1.E2 Feuille1.A4:Feuille1.A4 Feuille1.B4:Feuille1.E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1" table:number-columns-repeated="249"/>
          <table:table-cell/>
        </table:table-row>
        <table:table-row table:style-name="ro1">
          <table:table-cell table:style-name="ce2" office:value-type="string">
            <text:p>Poids prévus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6">
            <text:p>26</text:p>
          </table:table-cell>
          <table:table-cell table:style-name="ce16" office:value-type="float" office:value="76">
            <text:p>76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oids faits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43">
            <text:p>43</text:p>
          </table:table-cell>
          <table:table-cell table:style-name="Default"/>
          <table:table-cell table:style-name="ce16"/>
          <table:table-cell table:number-columns-repeated="251"/>
        </table:table-row>
        <table:table-row table:style-name="ro1">
          <table:table-cell table:style-name="ce3" office:value-type="string">
            <text:p>Poids restants</text:p>
          </table:table-cell>
          <table:table-cell table:style-name="ce10" table:formula="oooc:=SUM([.B2:.E2])" office:value-type="float" office:value="143">
            <text:p>143</text:p>
          </table:table-cell>
          <table:table-cell table:style-name="ce10" table:formula="oooc:=[.B4]-[.C3]" office:value-type="float" office:value="100">
            <text:p>100</text:p>
          </table:table-cell>
          <table:table-cell table:style-name="ce10" table:formula="oooc:=[.C4]-[.D3]" office:value-type="float" office:value="100">
            <text:p>100</text:p>
          </table:table-cell>
          <table:table-cell table:style-name="ce17" table:formula="oooc:=[.D4]-[.E3]" office:value-type="float" office:value="100">
            <text:p>10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Must fait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6"/>
          <table:table-cell table:number-columns-repeated="251"/>
        </table:table-row>
        <table:table-row table:style-name="ro1">
          <table:table-cell table:style-name="ce4" office:value-type="string">
            <text:p>Must restant</text:p>
          </table:table-cell>
          <table:table-cell table:style-name="ce11" office:value-type="float" office:value="3">
            <text:p>3</text:p>
          </table:table-cell>
          <table:table-cell table:style-name="ce11" table:formula="oooc:=[.B6]-[.C5]" office:value-type="float" office:value="2">
            <text:p>2</text:p>
          </table:table-cell>
          <table:table-cell table:style-name="ce11" table:formula="oooc:=[.C6]-[.D5]" office:value-type="float" office:value="2">
            <text:p>2</text:p>
          </table:table-cell>
          <table:table-cell table:style-name="ce18" table:formula="oooc:=[.D6]-[.E5]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Would fait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6"/>
          <table:table-cell table:number-columns-repeated="251"/>
        </table:table-row>
        <table:table-row table:style-name="ro1">
          <table:table-cell table:style-name="ce5" office:value-type="string">
            <text:p>Would restant</text:p>
          </table:table-cell>
          <table:table-cell table:style-name="ce12" office:value-type="float" office:value="2">
            <text:p>2</text:p>
          </table:table-cell>
          <table:table-cell table:style-name="ce12" table:formula="oooc:=[.B8]-[.C7]" office:value-type="float" office:value="1">
            <text:p>1</text:p>
          </table:table-cell>
          <table:table-cell table:style-name="ce12" table:formula="oooc:=[.C8]-[.D7]" office:value-type="float" office:value="1">
            <text:p>1</text:p>
          </table:table-cell>
          <table:table-cell table:style-name="ce19" table:formula="oooc:=[.D8]-[.E7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Should fait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6"/>
          <table:table-cell table:number-columns-repeated="251"/>
        </table:table-row>
        <table:table-row table:style-name="ro1">
          <table:table-cell table:style-name="ce5" office:value-type="string">
            <text:p>Should restant</text:p>
          </table:table-cell>
          <table:table-cell table:style-name="ce12" office:value-type="float" office:value="2">
            <text:p>2</text:p>
          </table:table-cell>
          <table:table-cell table:style-name="ce12" table:formula="oooc:=[.B10]-[.C9]" office:value-type="float" office:value="1">
            <text:p>1</text:p>
          </table:table-cell>
          <table:table-cell table:style-name="ce12" table:formula="oooc:=[.C10]-[.D9]" office:value-type="float" office:value="1">
            <text:p>1</text:p>
          </table:table-cell>
          <table:table-cell table:style-name="ce19" table:formula="oooc:=[.D10]-[.E9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uld fait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6"/>
          <table:table-cell>
            <draw:frame table:end-cell-address="Feuille1.I20" table:end-x="2.721cm" table:end-y="0.204cm" draw:z-index="1" draw:style-name="gr1" svg:width="11.031cm" svg:height="6.999cm" svg:x="0.183cm" svg:y="0.085cm">
              <draw:object draw:notify-on-update-of-ranges="Feuille1.B1:Feuille1.E1 Feuille1.A14:Feuille1.A14 Feuille1.B14:Feuille1.E14 Feuille1.A13:Feuille1.A13 Feuille1.B13:Feuille1.E13 Feuille1.A15:Feuille1.A15 Feuille1.B15:Feuille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style-name="ce6" office:value-type="string">
            <text:p>Could restant</text:p>
          </table:table-cell>
          <table:table-cell table:style-name="ce13" office:value-type="float" office:value="4">
            <text:p>4</text:p>
          </table:table-cell>
          <table:table-cell table:style-name="ce13" table:formula="oooc:=[.B12]-[.C11]" office:value-type="float" office:value="3">
            <text:p>3</text:p>
          </table:table-cell>
          <table:table-cell table:style-name="ce13" table:formula="oooc:=[.C12]-[.D11]" office:value-type="float" office:value="3">
            <text:p>3</text:p>
          </table:table-cell>
          <table:table-cell table:style-name="ce20" table:formula="oooc:=[.D12]-[.E11]" office:value-type="float" office:value="3">
            <text:p>3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Nb US prévues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Nb US faites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6"/>
          <table:table-cell table:number-columns-repeated="251"/>
        </table:table-row>
        <table:table-row table:style-name="ro1">
          <table:table-cell table:style-name="ce3" office:value-type="string">
            <text:p>Nb US restantes</text:p>
          </table:table-cell>
          <table:table-cell table:style-name="ce10" office:value-type="float" office:value="12">
            <text:p>12</text:p>
          </table:table-cell>
          <table:table-cell table:style-name="ce10" table:formula="oooc:=[.B15]-[.C14]" office:value-type="float" office:value="8">
            <text:p>8</text:p>
          </table:table-cell>
          <table:table-cell table:style-name="ce10" table:formula="oooc:=[.C15]-[.D14]" office:value-type="float" office:value="8">
            <text:p>8</text:p>
          </table:table-cell>
          <table:table-cell table:style-name="ce17" table:formula="oooc:=[.D15]-[.E14]" office:value-type="float" office:value="8">
            <text:p>8</text:p>
          </table:table-cell>
          <table:table-cell table:number-columns-repeated="251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2/03/2012</text:date>, <text:time>12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2-03-01T12:24:05</meta:creation-date>
    <dc:date>2012-03-02T12:20:46</dc:date>
    <meta:editing-cycles>8</meta:editing-cycles>
    <meta:editing-duration>PT1H24M7S</meta:editing-duration>
    <meta:user-defined meta:name="Info 1"/>
    <meta:user-defined meta:name="Info 2"/>
    <meta:user-defined meta:name="Info 3"/>
    <meta:user-defined meta:name="Info 4"/>
    <meta:document-statistic meta:table-count="3" meta:cell-count="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connect-bars="false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0.972cm" svg:height="7.579cm" chart:class="chart:bar" chart:row-mapping="1 0 2" chart:style-name="ch1">
        <chart:title svg:x="3.361cm" svg:y="0.151cm" chart:style-name="ch2">
          <text:p>Progression en poids</text:p>
        </chart:title>
        <chart:legend chart:legend-position="end" svg:x="8.276cm" svg:y="3.139cm" chart:style-name="ch3"/>
        <chart:plot-area chart:style-name="ch4" table:cell-range-address="Feuille1.B1:Feuille1.E2 Feuille1.A2:Feuille1.E4 Feuille1.A1:Feuille1.A1" chart:data-source-has-labels="both" svg:x="0.237cm" svg:y="0.789cm" svg:width="7.821cm" svg:height="6.5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3.963cm" svg:y="6.934cm" chart:style-name="ch6">
              <text:p>Temps</text:p>
            </chart:title>
            <chart:categories table:cell-range-address="Feuille1.B1:Feuille1.E1"/>
          </chart:axis>
          <chart:axis chart:dimension="y" chart:name="primary-y" chart:style-name="ch7">
            <chart:title svg:x="0.22cm" svg:y="4.156cm" chart:style-name="ch8">
              <text:p>Poid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B3:Feuille1.E3" chart:label-cell-address="Feuille1.A3:Feuille1.A3" chart:class="chart:bar">
            <chart:data-point chart:repeated="4"/>
          </chart:series>
          <chart:series chart:style-name="ch11" chart:values-cell-range-address="Feuille1.B2:Feuille1.E2" chart:label-cell-address="Feuille1.A2:Feuille1.A2" chart:class="chart:bar">
            <chart:data-point chart:repeated="4"/>
          </chart:series>
          <chart:series chart:style-name="ch12" chart:values-cell-range-address="Feuille1.B4:Feuille1.E4" chart:label-cell-address="Feuille1.A4:Feuille1.A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</table:table-cell>
              <table:table-cell office:value-type="string">
                <text:p>Fin S1</text:p>
              </table:table-cell>
              <table:table-cell office:value-type="string">
                <text:p>Fin S2</text:p>
              </table:table-cell>
              <table:table-cell office:value-type="string">
                <text:p>Fin S3</text:p>
              </table:table-cell>
            </table:table-row>
          </table:table-header-rows>
          <table:table-rows>
            <table:table-row>
              <table:table-cell office:value-type="string">
                <text:p>Poids faits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oids prévus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Poids restants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connect-bars="false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032cm" svg:height="7cm" chart:class="chart:bar" chart:row-mapping="1 0 2" chart:style-name="ch1">
        <chart:title svg:x="2.706cm" svg:y="0.14cm" chart:style-name="ch2">
          <text:p>Progression en User Stories</text:p>
        </chart:title>
        <chart:legend chart:legend-position="end" svg:x="8.05cm" svg:y="2.849cm" chart:style-name="ch3"/>
        <chart:plot-area chart:style-name="ch4" table:cell-range-address="Feuille1.A1:Feuille1.E1 Feuille1.A13:Feuille1.E15" chart:data-source-has-labels="both" svg:x="0.239cm" svg:y="0.766cm" svg:width="7.591cm" svg:height="6.0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3.85cm" svg:y="6.377cm" chart:style-name="ch6">
              <text:p>Temps</text:p>
            </chart:title>
            <chart:categories table:cell-range-address="Feuille1.B1:Feuille1.E1"/>
          </chart:axis>
          <chart:axis chart:dimension="y" chart:name="primary-y" chart:style-name="ch7">
            <chart:title svg:x="0.221cm" svg:y="4.357cm" chart:style-name="ch8">
              <text:p>User Stori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B14:Feuille1.E14" chart:label-cell-address="Feuille1.A14:Feuille1.A14" chart:class="chart:bar">
            <chart:data-point chart:repeated="4"/>
          </chart:series>
          <chart:series chart:style-name="ch11" chart:values-cell-range-address="Feuille1.B13:Feuille1.E13" chart:label-cell-address="Feuille1.A13:Feuille1.A13" chart:class="chart:bar">
            <chart:data-point chart:repeated="4"/>
          </chart:series>
          <chart:series chart:style-name="ch12" chart:values-cell-range-address="Feuille1.B15:Feuille1.E15" chart:label-cell-address="Feuille1.A15:Feuille1.A1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</table:table-cell>
              <table:table-cell office:value-type="string">
                <text:p>Fin S1</text:p>
              </table:table-cell>
              <table:table-cell office:value-type="string">
                <text:p>Fin S2</text:p>
              </table:table-cell>
              <table:table-cell office:value-type="string">
                <text:p>Fin S3</text:p>
              </table:table-cell>
            </table:table-row>
          </table:table-header-rows>
          <table:table-rows>
            <table:table-row>
              <table:table-cell office:value-type="string">
                <text:p>Nb US faite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b US prévue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b US restantes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